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89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65.21mm"/>
    </style:style>
    <style:style style:name="co4" style:family="table-column">
      <style:table-column-properties fo:break-before="auto" style:column-width="24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</office:automatic-styles>
  <office:body>
    <office:spreadsheet>
      <table:calculation-settings table:automatic-find-labels="false"/>
      <table:table table:name="IInd-2019-ultimate-ncbs-seed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Have you played Frisbee before ?</text:p>
          </table:table-cell>
          <table:table-cell table:style-name="ce1" office:value-type="string" calcext:value-type="string">
            <text:p>positioning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hrows</text:p>
          </table:table-cell>
          <table:table-cell table:style-name="ce1" office:value-type="string" calcext:value-type="string">
            <text:p>catching</text:p>
          </table:table-cell>
          <table:table-cell table:style-name="ce1" office:value-type="string" calcext:value-type="string">
            <text:p>defence</text:p>
          </table:table-cell>
          <table:table-cell table:style-name="ce1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Iyer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table:formula="of:=SUM([.D2:.H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urag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table:formula="of:=SUM([.D3:.H3])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2">
          <table:table-cell table:style-name="ce2" office:value-type="string" calcext:value-type="string">
            <text:p>ARKA PRROVO DA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table:formula="of:=SUM([.D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YA NAIR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5"/>
          <table:table-cell table:style-name="ce2" table:formula="of:=SUM([.D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epthi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table:formula="of:=SUM([.D6:.H6])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Komal Gupt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5"/>
          <table:table-cell table:style-name="ce2" table:formula="of:=SUM([.D7:.H7])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Rohini 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5"/>
          <table:table-cell table:style-name="ce2" table:formula="of:=SUM([.D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nsh Singha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5"/>
          <table:table-cell table:style-name="ce2" table:formula="of:=SUM([.D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heju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5"/>
          <table:table-cell table:style-name="ce2" table:formula="of:=SUM([.D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rsh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5"/>
          <table:table-cell table:style-name="ce2" table:formula="of:=SUM([.D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ok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12:.H12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nkaj Kumar Chauhan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13:.H1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chna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table:formula="of:=SUM([.D14:.H1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karshan talluri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15:.H15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itri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table:formula="of:=SUM([.D16:.H16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imran Virdi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SUM([.D17:.H17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has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SUM([.D18:.H18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nzel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table:formula="of:=SUM([.D19:.H19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asika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formula="of:=SUM([.D20:.H20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mesh Moh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formula="of:=SUM([.D21:.H21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hesh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SUM([.D22:.H22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chin Rawat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SUM([.D23:.H23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hubhra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formula="of:=SUM([.D24:.H24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id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SUM([.D25:.H25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hit Nandakumar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D26:.H2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bin Ghosh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D27:.H27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van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D28:.H28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arang Mishrikotkar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D29:.H29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hintan sheth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D30:.H30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haitanya 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D31:.H31])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ayukh Dey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SUM([.D32:.H32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oshua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table:formula="of:=SUM([.D33:.H33])" office:value-type="float" office:value="21" calcext:value-type="float">
            <text:p>21</text:p>
          </table:table-cell>
          <table:table-cell table:style-name="ce8"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Ind-2019-ultimate-ncbs-seeds'.A1:'IInd-2019-ultimate-ncbs-seeds'.I33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8T19:31:05.398476112</dc:date>
    <meta:editing-duration>PT1H24M29S</meta:editing-duration>
    <meta:editing-cycles>9</meta:editing-cycles>
    <meta:generator>LibreOffice/5.1.6.2$Linux_X86_64 LibreOffice_project/10m0$Build-2</meta:generator>
    <meta:document-statistic meta:table-count="1" meta:cell-count="247" meta:object-count="0"/>
  </office:meta>
</office:document-meta>
</file>